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HelveticaNeue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b15ee" officeooo:paragraph-rsid="000b15ee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72727" style:font-name="Open Sans" fo:font-size="11.25pt" fo:letter-spacing="normal" fo:font-style="normal" fo:font-weight="normal"/>
    </style:style>
    <style:style style:name="P3" style:family="paragraph" style:parent-style-name="Heading_20_1">
      <style:text-properties fo:font-variant="normal" fo:text-transform="none" fo:color="#272727" style:font-name="Open Sans" fo:letter-spacing="normal" fo:font-style="normal" fo:font-weight="bold" officeooo:rsid="000b15ee" officeooo:paragraph-rsid="000b15ee"/>
    </style:style>
    <style:style style:name="T1" style:family="text">
      <style:text-properties officeooo:rsid="000b15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Como é o meu dia</text:h>
      <text:p text:style-name="P2">Olá! Meu nome é <text:span text:style-name="T1">Pablo</text:span>, tenho 1<text:span text:style-name="T1">6</text:span> anos e hoje vou descrever um pouco do meu cotidiano.</text:p>
      <text:p text:style-name="P2">Primeiro preciso lembrar que a minha vida se baseia principalmente em estudar para o vestibular que ocorrerá no final deste ano.</text:p>
      <text:p text:style-name="P2">Acordo às 6 horas da manhã e a primeira coisa que faço após me levantar é escovar meus dentes. Logo depois, tomo o primeiro banho do dia, o que me ajuda a ter mais energia para as tarefas diárias.</text:p>
      <text:p text:style-name="P2">Após me vestir, vou diretamente para a cozinha, onde tomo o meu café da manhã preparado pela minha mãe. Saio de casa por volta das 7 horas da manhã e chego no colégio cerca de meia hora depois.</text:p>
      <text:p text:style-name="P2">No colégio, presto muita atenção ao que é ensinado, pois desejo muito ser aprovado no exame vestibular. Pretendo cursar medicina veterinária.</text:p>
      <text:p text:style-name="P2">Quando chego em casa já está na hora do almoço, mas primeiro costumo alimentar meus animais de estimação. Tenho um coelho, um gato e um cachorro e cada um deles come um tipo de alimento diferente.</text:p>
      <text:p text:style-name="P2">Na parte da tarde gosto de jogar futebol e aproveito para estudar ainda mais. Às 21 horas é o momento de jantar e logo em seguida assisto um episódio da minha série de televisão favorita. Costumo dormir por volta das 22 horas, mas antes atualizo minhas redes sociais.</text:p>
      <text:p text:style-name="P2">Aos finais de semana costumo descansar ou sair com meus amigos. É uma rotina bastante intensa, mas gosto muito disso tudo!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HelveticaNeue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3T14:32:10.410898937</meta:creation-date>
    <dc:date>2022-08-23T14:34:27.428298184</dc:date>
    <meta:editing-duration>PT2M17S</meta:editing-duration>
    <meta:editing-cycles>1</meta:editing-cycles>
    <meta:document-statistic meta:table-count="0" meta:image-count="0" meta:object-count="0" meta:page-count="1" meta:paragraph-count="9" meta:word-count="246" meta:character-count="1343" meta:non-whitespace-character-count="1106"/>
    <meta:generator>LibreOffice/5.1.6.2$Linux_X86_64 LibreOffice_project/10m0$Build-2</meta:generator>
  </office:meta>
</office:document-meta>
</file>